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draw_5f_template">
        <office:forms form:automatic-focus="false" form:apply-design-mode="false"/>
        <draw:custom-shape draw:style-name="gr1" draw:text-style-name="P1" draw:id="id2" draw:layer="layout" svg:width="1cm" svg:height="1cm" svg:x="12.75cm" svg:y="2.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3" draw:layer="layout" svg:width="3.5cm" svg:height="1cm" svg:x="11.5cm" svg:y="4.4cm">
          <text:p text:style-name="P2">Mon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3.5cm" svg:height="1cm" svg:x="11.5cm" svg:y="8.9cm">
          <text:p text:style-name="P2">Syn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7" draw:layer="layout" svg:width="3.5cm" svg:height="1cm" svg:x="20.5cm" svg:y="7.4cm">
          <text:p text:style-name="P2">WaitSF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4cm" svg:height="1cm" svg:x="2cm" svg:y="12.4cm">
          <text:p text:style-name="P2">Decod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4cm" svg:height="1.5cm" svg:x="22cm" svg:y="16.5cm">
          <text:p text:style-name="P2">[All States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draw:line-skew="0.312cm -0.312cm" svg:x1="26cm" svg:y1="17.25cm" svg:x2="24cm" svg:y2="16.5cm" draw:start-shape="id1" draw:start-glue-point="1" draw:end-shape="id1" draw:end-glue-point="0" svg:d="m26000 17250c1219 0 1016-781 212-1273s-2212-695-2212 523">
          <text:p text:style-name="P3"/>
        </draw:connector>
        <draw:frame draw:style-name="gr4" draw:text-style-name="P3" draw:layer="layout" svg:width="4.5cm" svg:height="1.361cm" svg:x="24.5cm" svg:y="14.139cm">
          <draw:text-box>
            <text:p text:style-name="P3">StartFrame/</text:p>
            <text:p text:style-name="P3">updateNoiseLevel</text:p>
          </draw:text-box>
        </draw:frame>
        <draw:connector draw:style-name="gr3" draw:text-style-name="P1" draw:layer="layout" draw:type="curve" draw:line-skew="-0.312cm" svg:x1="22cm" svg:y1="17.25cm" svg:x2="24cm" svg:y2="18cm" draw:start-shape="id1" draw:start-glue-point="3" draw:end-shape="id1" draw:end-glue-point="2" svg:d="m22000 17250c-1218 0-1015 626-211 1001s2211 500 2211-251">
          <text:p text:style-name="P3"/>
        </draw:connector>
        <draw:frame draw:style-name="gr4" draw:text-style-name="P3" draw:layer="layout" svg:width="6cm" svg:height="1.361cm" svg:x="21cm" svg:y="18.639cm">
          <draw:text-box>
            <text:p text:style-name="P3">EndFrame/</text:p>
            <text:p text:style-name="P3">updateNoiseLevel</text:p>
          </draw:text-box>
        </draw:frame>
        <draw:custom-shape draw:style-name="gr2" draw:text-style-name="P2" draw:id="id5" draw:layer="layout" svg:width="2cm" svg:height="2cm" svg:x="12.25cm" svg:y="12.9cm">
          <text:p text:style-name="P2">Sync 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1" draw:layer="layout" draw:type="line" svg:x1="13.249cm" svg:y1="3.4cm" svg:x2="13.25cm" svg:y2="4.4cm" draw:start-shape="id2" draw:start-glue-point="8" draw:end-shape="id3" draw:end-glue-point="0" svg:d="m13249 3400 1 1000">
          <text:p text:style-name="P3"/>
        </draw:connector>
        <draw:connector draw:style-name="gr5" draw:text-style-name="P1" draw:layer="layout" draw:type="lines" svg:x1="13.25cm" svg:y1="5.4cm" svg:x2="13.25cm" svg:y2="8.9cm" draw:start-shape="id3" draw:start-glue-point="2" draw:end-shape="id4" draw:end-glue-point="0" svg:d="m13250 5400v501 2499 500">
          <text:p text:style-name="P2">RadioEnterRx</text:p>
        </draw:connector>
        <draw:connector draw:style-name="gr5" draw:text-style-name="P1" draw:layer="layout" draw:type="lines" svg:x1="13.25cm" svg:y1="9.9cm" svg:x2="13.249cm" svg:y2="12.9cm" draw:start-shape="id4" draw:start-glue-point="2" draw:end-shape="id5" draw:end-glue-point="4" svg:d="m13250 9900v501l-1 1999v500">
          <text:p text:style-name="P2">StartFrame</text:p>
        </draw:connector>
        <draw:connector draw:style-name="gr5" draw:text-style-name="P1" draw:layer="layout" draw:type="curve" draw:line-skew="0.374cm" svg:x1="13.249cm" svg:y1="14.9cm" svg:x2="4cm" svg:y2="13.4cm" draw:start-shape="id5" draw:start-glue-point="6" draw:end-shape="id6" draw:end-glue-point="2" svg:d="m13249 14900c0 1312-9249 2062-9249-1500">
          <text:p text:style-name="P2">[SyncSuccess]</text:p>
        </draw:connector>
        <draw:connector draw:style-name="gr5" draw:text-style-name="P1" draw:layer="layout" draw:type="curve" draw:line-skew="-1.781cm" svg:x1="12.25cm" svg:y1="13.899cm" svg:x2="11.5cm" svg:y2="9.4cm" draw:start-shape="id5" draw:start-glue-point="5" draw:end-shape="id4" draw:end-glue-point="3" svg:d="m12250 13899c-4546 0-4171-4499-750-4499">
          <text:p text:style-name="P2">[SyncFailure]</text:p>
        </draw:connector>
        <draw:connector draw:style-name="gr5" draw:text-style-name="P1" draw:layer="layout" draw:type="curve" svg:x1="4cm" svg:y1="12.4cm" svg:x2="11.5cm" svg:y2="9.4cm" draw:start-shape="id6" draw:start-glue-point="0" draw:end-shape="id4" draw:end-glue-point="3" svg:d="m4000 12400c0-2000 2500-3000 7500-3000">
          <text:p text:style-name="P2">EndFrame</text:p>
        </draw:connector>
        <draw:connector draw:style-name="gr5" draw:text-style-name="P1" draw:layer="layout" draw:type="curve" svg:x1="4cm" svg:y1="12.4cm" svg:x2="11.5cm" svg:y2="4.9cm" draw:start-shape="id6" draw:start-glue-point="0" draw:end-shape="id3" draw:end-glue-point="3" svg:d="m4000 12400c0-5000 2500-7500 7500-7500">
          <text:p text:style-name="P2">RadioLeaveRx</text:p>
        </draw:connector>
        <draw:connector draw:style-name="gr5" draw:text-style-name="P1" draw:layer="layout" draw:type="curve" draw:line-skew="-2.375cm" svg:x1="11.5cm" svg:y1="9.4cm" svg:x2="11.5cm" svg:y2="4.9cm" draw:start-shape="id4" draw:start-glue-point="3" draw:end-shape="id3" draw:end-glue-point="3" svg:d="m11500 9400c-4312 0-4312-4500 0-4500">
          <text:p text:style-name="P2">RadioLeaveRx</text:p>
        </draw:connector>
        <draw:connector draw:style-name="gr5" draw:text-style-name="P1" draw:layer="layout" draw:type="curve" svg:x1="15cm" svg:y1="4.9cm" svg:x2="20.5cm" svg:y2="7.9cm" draw:start-shape="id3" draw:start-glue-point="1" draw:end-shape="id7" draw:end-glue-point="3" svg:d="m15000 4900c4125 0 1375 3000 5500 3000">
          <text:p text:style-name="P2">StartFrame/</text:p>
          <text:p text:style-name="P2">startPreambleTimer</text:p>
        </draw:connector>
        <draw:connector draw:style-name="gr5" draw:text-style-name="P1" draw:layer="layout" draw:type="curve" draw:line-skew="0cm -1.508cm" svg:x1="24cm" svg:y1="7.9cm" svg:x2="13.25cm" svg:y2="4.4cm" draw:start-shape="id7" draw:start-glue-point="1" draw:end-shape="id3" draw:end-glue-point="0" svg:d="m24000 7900c750 0 625-2754-2250-4382s-8500-2130-8500 882">
          <text:p text:style-name="P2">PreambleTimer</text:p>
        </draw:connector>
        <draw:connector draw:style-name="gr5" draw:text-style-name="P1" draw:layer="layout" draw:type="curve" svg:x1="22.25cm" svg:y1="8.4cm" svg:x2="14.25cm" svg:y2="13.899cm" draw:start-shape="id7" draw:start-glue-point="2" draw:end-shape="id5" draw:end-glue-point="7" svg:d="m22250 8400c0 3666-2666 5499-8000 5499">
          <text:p text:style-name="P2">RadioEnterRx</text:p>
        </draw:connector>
        <draw:frame draw:style-name="gr4" draw:text-style-name="P4" draw:layer="layout" svg:width="10.5cm" svg:height="1.25cm" svg:x="1cm" svg:y="19.2cm">
          <draw:text-box>
            <text:p text:style-name="P4"><text:span text:style-name="T1">SNREval <text:s/>12.08.08/J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_5f_draw_5f_template" style:display-name="default_draw_templat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default_draw_template</dc:title>
    <meta:initial-creator>Jérôme Rousselot</meta:initial-creator>
    <meta:creation-date>2008-08-12T10:29:18</meta:creation-date>
    <dc:creator>Jérôme Rousselot</dc:creator>
    <dc:date>2008-08-12T10:42:47</dc:date>
    <meta:editing-cycles>3</meta:editing-cycles>
    <meta:editing-duration>PT13M33S</meta:editing-duration>
    <meta:template xlink:type="simple" xlink:actuate="onRequest" xlink:href="../../../../../../../../../../../../.openoffice.org2/user/template/default_draw_template.otg" xlink:title="default_draw_template" meta:date="2008-08-12T10:29:15"/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